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MONTAÑES HUAYLLAS, MOIS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NTAÑES HUAYLLAS, MOISE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MUÑOZ CHURATA, DANI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8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5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1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3.50 P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7:07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